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CollectionTest.testBrowseMinusJcrDataAfter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CollectionTest.getColle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CollectionTest.testBrowseMinusJc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CollectionTest.performTest( String testName , boolean getContentNode , boolean ge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CollectionTest.testBrow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CollectionTest.testBrowseAfter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Collection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CollectionTest.testBrowseMinusJcrDataAfter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CollectionTest.testGetChildrenAfter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CollectionTest.testBrowseAfter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CollectionTest.performTestWithNewSession( String testName , boolean getContentNode , boolean getLeng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BigCollectionTest.performTest( String testName , boolean getContentNode , boolean getLength , boolean refres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igCollectionTest.testGetChildrenAfter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CollectionTest.test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